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color="#ffcc00" draw:fill-hatch-name="Black_20_45_20_Degrees" draw:fill-hatch-solid="true" draw:textarea-horizontal-align="justify" draw:textarea-vertical-align="middle" draw:auto-grow-height="false" fo:min-height="3.45cm" fo:min-width="2.5cm"/>
    </style:style>
    <style:style style:name="gr2" style:family="graphic" style:parent-style-name="standard">
      <style:graphic-properties draw:stroke="none" draw:fill="hatch" draw:fill-color="#ffcc00" draw:fill-hatch-name="Black_20_45_20_Degrees" draw:fill-hatch-solid="true" draw:textarea-horizontal-align="justify" draw:textarea-vertical-align="middle" draw:auto-grow-height="false" fo:min-height="3.45cm" fo:min-width="1.5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712cm" fo:min-width="1.056cm"/>
    </style:style>
    <style:style style:name="gr6" style:family="graphic" style:parent-style-name="objectwithoutfill">
      <style:graphic-properties svg:stroke-width="0.15cm" svg:stroke-color="#99ff66" draw:marker-start-width="0.655cm" draw:marker-end-width="0.655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5cm" svg:stroke-color="#ff3333" draw:marker-start-width="0.655cm" draw:marker-end-width="0.655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cm" svg:stroke-color="#6666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712cm" fo:min-width="1.839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712cm" fo:min-width="1.801cm"/>
    </style:style>
    <style:style style:name="P1" style:family="paragraph">
      <loext:graphic-properties draw:fill="hatch" draw:fill-color="#ffcc00" draw:fill-hatch-name="Black_20_45_20_Degrees" draw:fill-hatch-solid="tru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6666ff" fo:font-size="18pt" fo:font-weight="bold" style:font-size-asian="18pt" style:font-size-complex="18pt"/>
    </style:style>
    <style:style style:name="T1" style:family="text">
      <style:text-properties fo:color="#6666f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ÄK" draw:style-name="dp1" draw:master-page-name="Standard">
        <draw:custom-shape draw:style-name="gr1" draw:text-style-name="P1" draw:layer="layout" svg:width="3cm" svg:height="3.7cm" svg:x="1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3.7cm" svg:x="2cm" svg:y="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cm" svg:y1="7cm" svg:x2="14cm" svg:y2="7cm">
          <text:p/>
        </draw:line>
        <draw:frame draw:style-name="gr4" draw:text-style-name="P3" draw:layer="layout" svg:width="1.5cm" svg:height="0.962cm" svg:x="3.4cm" svg:y="7.8cm">
          <draw:text-box>
            <text:p>10</text:p>
          </draw:text-box>
        </draw:frame>
        <draw:frame draw:style-name="gr5" draw:text-style-name="P3" draw:layer="layout" svg:width="1.556cm" svg:height="0.962cm" svg:x="10.272cm" svg:y="7.8cm">
          <draw:text-box>
            <text:p>100</text:p>
          </draw:text-box>
        </draw:frame>
        <draw:line draw:style-name="gr6" draw:text-style-name="P2" draw:layer="layout" svg:x1="4cm" svg:y1="7cm" svg:x2="11cm" svg:y2="7cm">
          <text:p/>
        </draw:line>
        <draw:line draw:style-name="gr7" draw:text-style-name="P2" draw:layer="layout" svg:x1="11cm" svg:y1="7cm" svg:x2="14cm" svg:y2="7cm">
          <text:p/>
        </draw:line>
        <draw:line draw:style-name="gr7" draw:text-style-name="P2" draw:layer="layout" svg:x1="2cm" svg:y1="7cm" svg:x2="4cm" svg:y2="7cm">
          <text:p/>
        </draw:line>
        <draw:line draw:style-name="gr3" draw:text-style-name="P2" draw:layer="layout" svg:x1="4cm" svg:y1="6.7cm" svg:x2="4cm" svg:y2="7.4cm">
          <text:p/>
        </draw:line>
        <draw:line draw:style-name="gr3" draw:text-style-name="P2" draw:layer="layout" svg:x1="11cm" svg:y1="6.7cm" svg:x2="11cm" svg:y2="7.4cm">
          <text:p/>
        </draw:line>
      </draw:page>
      <draw:page draw:name="GW" draw:style-name="dp1" draw:master-page-name="Standard">
        <draw:custom-shape draw:style-name="gr1" draw:text-style-name="P1" draw:layer="layout" svg:width="3cm" svg:height="3.7cm" svg:x="1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3.7cm" svg:x="2cm" svg:y="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cm" svg:y1="7cm" svg:x2="14cm" svg:y2="7cm">
          <text:p/>
        </draw:line>
        <draw:frame draw:style-name="gr4" draw:text-style-name="P3" draw:layer="layout" svg:width="1.5cm" svg:height="0.962cm" svg:x="3.4cm" svg:y="7.8cm">
          <draw:text-box>
            <text:p>10</text:p>
          </draw:text-box>
        </draw:frame>
        <draw:frame draw:style-name="gr5" draw:text-style-name="P3" draw:layer="layout" svg:width="1.556cm" svg:height="0.962cm" svg:x="10.272cm" svg:y="7.8cm">
          <draw:text-box>
            <text:p>100</text:p>
          </draw:text-box>
        </draw:frame>
        <draw:line draw:style-name="gr6" draw:text-style-name="P2" draw:layer="layout" svg:x1="4cm" svg:y1="7cm" svg:x2="11cm" svg:y2="7cm">
          <text:p/>
        </draw:line>
        <draw:line draw:style-name="gr7" draw:text-style-name="P2" draw:layer="layout" svg:x1="11cm" svg:y1="7cm" svg:x2="14cm" svg:y2="7cm">
          <text:p/>
        </draw:line>
        <draw:line draw:style-name="gr7" draw:text-style-name="P2" draw:layer="layout" svg:x1="2cm" svg:y1="7cm" svg:x2="4cm" svg:y2="7cm">
          <text:p/>
        </draw:line>
        <draw:line draw:style-name="gr3" draw:text-style-name="P2" draw:layer="layout" svg:x1="4cm" svg:y1="6.7cm" svg:x2="4cm" svg:y2="7.4cm">
          <text:p/>
        </draw:line>
        <draw:line draw:style-name="gr3" draw:text-style-name="P2" draw:layer="layout" svg:x1="11cm" svg:y1="6.7cm" svg:x2="11cm" svg:y2="7.4cm">
          <text:p/>
        </draw:line>
        <draw:line draw:style-name="gr8" draw:text-style-name="P2" draw:layer="layout" svg:x1="5.2cm" svg:y1="4.4cm" svg:x2="4.1cm" svg:y2="6.9cm">
          <text:p/>
        </draw:line>
        <draw:line draw:style-name="gr8" draw:text-style-name="P2" draw:layer="layout" svg:x1="9.825cm" svg:y1="4.375cm" svg:x2="10.925cm" svg:y2="6.875cm">
          <text:p/>
        </draw:line>
        <draw:frame draw:style-name="gr9" draw:text-style-name="P4" draw:layer="layout" svg:width="2.339cm" svg:height="0.962cm" svg:x="4.48cm" svg:y="3.4cm">
          <draw:text-box>
            <text:p><text:span text:style-name="T1">gGW1</text:span></text:p>
          </draw:text-box>
        </draw:frame>
        <draw:frame draw:style-name="gr9" draw:text-style-name="P4" draw:layer="layout" svg:width="2.339cm" svg:height="0.962cm" svg:x="8.18cm" svg:y="3.4cm">
          <draw:text-box>
            <text:p><text:span text:style-name="T1">gGW2</text:span></text:p>
          </draw:text-box>
        </draw:frame>
        <draw:frame draw:style-name="gr9" draw:text-style-name="P4" draw:layer="layout" svg:width="2.339cm" svg:height="0.962cm" svg:x="1.18cm" svg:y="3.4cm">
          <draw:text-box>
            <text:p><text:span text:style-name="T1">uGW1</text:span></text:p>
          </draw:text-box>
        </draw:frame>
        <draw:frame draw:style-name="gr9" draw:text-style-name="P4" draw:layer="layout" svg:width="2.339cm" svg:height="0.962cm" svg:x="11.381cm" svg:y="3.4cm">
          <draw:text-box>
            <text:p><text:span text:style-name="T1">uGW2</text:span></text:p>
          </draw:text-box>
        </draw:frame>
        <draw:line draw:style-name="gr8" draw:text-style-name="P2" draw:layer="layout" svg:x1="12.2cm" svg:y1="4.35cm" svg:x2="11.1cm" svg:y2="6.85cm">
          <text:p/>
        </draw:line>
        <draw:line draw:style-name="gr8" draw:text-style-name="P2" draw:layer="layout" svg:x1="2.825cm" svg:y1="4.375cm" svg:x2="3.925cm" svg:y2="6.875cm">
          <text:p/>
        </draw:line>
      </draw:page>
      <draw:page draw:name="page3" draw:style-name="dp1" draw:master-page-name="Standard">
        <draw:custom-shape draw:style-name="gr1" draw:text-style-name="P1" draw:layer="layout" svg:width="3cm" svg:height="3.7cm" svg:x="1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3.7cm" svg:x="2cm" svg:y="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cm" svg:y1="7cm" svg:x2="14cm" svg:y2="7cm">
          <text:p/>
        </draw:line>
        <draw:frame draw:style-name="gr4" draw:text-style-name="P3" draw:layer="layout" svg:width="1.5cm" svg:height="0.962cm" svg:x="3.4cm" svg:y="7.8cm">
          <draw:text-box>
            <text:p>10</text:p>
          </draw:text-box>
        </draw:frame>
        <draw:frame draw:style-name="gr5" draw:text-style-name="P3" draw:layer="layout" svg:width="1.556cm" svg:height="0.962cm" svg:x="10.272cm" svg:y="7.8cm">
          <draw:text-box>
            <text:p>100</text:p>
          </draw:text-box>
        </draw:frame>
        <draw:line draw:style-name="gr6" draw:text-style-name="P2" draw:layer="layout" svg:x1="4cm" svg:y1="7cm" svg:x2="11cm" svg:y2="7cm">
          <text:p/>
        </draw:line>
        <draw:line draw:style-name="gr7" draw:text-style-name="P2" draw:layer="layout" svg:x1="11cm" svg:y1="7cm" svg:x2="14cm" svg:y2="7cm">
          <text:p/>
        </draw:line>
        <draw:line draw:style-name="gr7" draw:text-style-name="P2" draw:layer="layout" svg:x1="2cm" svg:y1="7cm" svg:x2="4cm" svg:y2="7cm">
          <text:p/>
        </draw:line>
        <draw:line draw:style-name="gr3" draw:text-style-name="P2" draw:layer="layout" svg:x1="4cm" svg:y1="6.7cm" svg:x2="4cm" svg:y2="7.4cm">
          <text:p/>
        </draw:line>
        <draw:line draw:style-name="gr3" draw:text-style-name="P2" draw:layer="layout" svg:x1="11cm" svg:y1="6.7cm" svg:x2="11cm" svg:y2="7.4cm">
          <text:p/>
        </draw:line>
        <draw:line draw:style-name="gr8" draw:text-style-name="P2" draw:layer="layout" svg:x1="5.2cm" svg:y1="4.4cm" svg:x2="4.1cm" svg:y2="6.9cm">
          <text:p/>
        </draw:line>
        <draw:line draw:style-name="gr8" draw:text-style-name="P2" draw:layer="layout" svg:x1="9.825cm" svg:y1="4.375cm" svg:x2="10.925cm" svg:y2="6.875cm">
          <text:p/>
        </draw:line>
        <draw:frame draw:style-name="gr9" draw:text-style-name="P4" draw:layer="layout" svg:width="2.339cm" svg:height="0.962cm" svg:x="4.48cm" svg:y="3.4cm">
          <draw:text-box>
            <text:p><text:span text:style-name="T1">gGW1</text:span></text:p>
          </draw:text-box>
        </draw:frame>
        <draw:frame draw:style-name="gr9" draw:text-style-name="P4" draw:layer="layout" svg:width="2.339cm" svg:height="0.962cm" svg:x="8.18cm" svg:y="3.4cm">
          <draw:text-box>
            <text:p><text:span text:style-name="T1">gGW2</text:span></text:p>
          </draw:text-box>
        </draw:frame>
        <draw:frame draw:style-name="gr9" draw:text-style-name="P4" draw:layer="layout" svg:width="2.339cm" svg:height="0.962cm" svg:x="1.18cm" svg:y="3.4cm">
          <draw:text-box>
            <text:p><text:span text:style-name="T1">uGW1</text:span></text:p>
          </draw:text-box>
        </draw:frame>
        <draw:frame draw:style-name="gr9" draw:text-style-name="P4" draw:layer="layout" svg:width="2.339cm" svg:height="0.962cm" svg:x="11.381cm" svg:y="3.4cm">
          <draw:text-box>
            <text:p><text:span text:style-name="T1">uGW2</text:span></text:p>
          </draw:text-box>
        </draw:frame>
        <draw:line draw:style-name="gr8" draw:text-style-name="P2" draw:layer="layout" svg:x1="4cm" svg:y1="2.1cm" svg:x2="4cm" svg:y2="6.3cm">
          <text:p/>
        </draw:line>
        <draw:frame draw:style-name="gr10" draw:text-style-name="P4" draw:layer="layout" svg:width="2.301cm" svg:height="0.962cm" svg:x="2.825cm" svg:y="1.138cm">
          <draw:text-box>
            <text:p><text:span text:style-name="T1">eGW1</text:span></text:p>
          </draw:text-box>
        </draw:frame>
        <draw:line draw:style-name="gr8" draw:text-style-name="P2" draw:layer="layout" svg:x1="11cm" svg:y1="2.1cm" svg:x2="11cm" svg:y2="6.3cm">
          <text:p/>
        </draw:line>
        <draw:frame draw:style-name="gr10" draw:text-style-name="P4" draw:layer="layout" svg:width="2.301cm" svg:height="0.962cm" svg:x="9.824cm" svg:y="1.138cm">
          <draw:text-box>
            <text:p><text:span text:style-name="T1">eGW2</text:span></text:p>
          </draw:text-box>
        </draw:frame>
        <draw:line draw:style-name="gr8" draw:text-style-name="P2" draw:layer="layout" svg:x1="12.2cm" svg:y1="4.35cm" svg:x2="11.1cm" svg:y2="6.85cm">
          <text:p/>
        </draw:line>
        <draw:line draw:style-name="gr8" draw:text-style-name="P2" draw:layer="layout" svg:x1="2.825cm" svg:y1="4.375cm" svg:x2="3.925cm" svg:y2="6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gix </meta:initial-creator>
    <meta:creation-date>2017-05-21T20:43:46.508242075</meta:creation-date>
    <meta:generator>LibreOffice/5.1.6.2$Linux_X86_64 LibreOffice_project/10m0$Build-2</meta:generator>
    <dc:date>2017-05-22T15:07:32.855588658</dc:date>
    <dc:creator>cagix </dc:creator>
    <meta:editing-duration>PT25M16S</meta:editing-duration>
    <meta:editing-cycles>10</meta:editing-cycles>
    <meta:document-statistic meta:object-count="50"/>
  </office:meta>
</office:document-meta>
</file>